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4417in"/>
    </style:style>
    <style:style style:name="co3" style:family="table-column">
      <style:table-column-properties fo:break-before="auto" style:column-width="9.0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8.bin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8.dice</text:p>
          </table:table-cell>
          <table:table-cell office:value-type="string" calcext:value-type="string">
            <text:p>\"" | clear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 office:value-type="string" calcext:value-type="string">
            <text:p>clear | gradle run --args="\"C:/Users/Todor Balabanov/Desktop/Nonogram-images-32x32-19-Apr-2024/Icon01.bin\" \"C:/Log/Icon0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2.bin\" \"C:/Log/Icon0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3.bin\" \"C:/Log/Icon0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4.bin\" \"C:/Log/Icon0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5.bin\" \"C:/Log/Icon0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6.bin\" \"C:/Log/Icon0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7.bin\" \"C:/Log/Icon0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8.bin\" \"C:/Log/Icon0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9.bin\" \"C:/Log/Icon0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0.bin\" \"C:/Log/Icon1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1.bin\" \"C:/Log/Icon1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2.bin\" \"C:/Log/Icon1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3.bin\" \"C:/Log/Icon1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4.bin\" \"C:/Log/Icon1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5.bin\" \"C:/Log/Icon1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6.bin\" \"C:/Log/Icon1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7.bin\" \"C:/Log/Icon1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8.bin\" \"C:/Log/Icon1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9.bin\" \"C:/Log/Icon1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0.bin\" \"C:/Log/Icon2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1.bin\" \"C:/Log/Icon2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2.bin\" \"C:/Log/Icon2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3.bin\" \"C:/Log/Icon2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4.bin\" \"C:/Log/Icon2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5.bin\" \"C:/Log/Icon2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6.bin\" \"C:/Log/Icon2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7.bin\" \"C:/Log/Icon2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8.bin\" \"C:/Log/Icon2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9.bin\" \"C:/Log/Icon2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0.bin\" \"C:/Log/Icon3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1.bin\" \"C:/Log/Icon3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2.bin\" \"C:/Log/Icon3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3.bin\" \"C:/Log/Icon3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4.bin\" \"C:/Log/Icon3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5.bin\" \"C:/Log/Icon3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6.bin\" \"C:/Log/Icon3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7.bin\" \"C:/Log/Icon3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8.bin\" \"C:/Log/Icon3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9.bin\" \"C:/Log/Icon3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0.bin\" \"C:/Log/Icon4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1.bin\" \"C:/Log/Icon4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2.bin\" \"C:/Log/Icon4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3.bin\" \"C:/Log/Icon4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4.bin\" \"C:/Log/Icon4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5.bin\" \"C:/Log/Icon4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6.bin\" \"C:/Log/Icon4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7.bin\" \"C:/Log/Icon4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8.bin\" \"C:/Log/Icon48.dice\"" | 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dor Balabanov</meta:initial-creator>
    <meta:creation-date>2024-04-30T09:34:13.711000000</meta:creation-date>
    <dc:date>2024-04-30T09:43:24.981000000</dc:date>
    <dc:creator>Todor Balabanov</dc:creator>
    <meta:editing-duration>PT9M11S</meta:editing-duration>
    <meta:editing-cycles>2</meta:editing-cycles>
    <meta:generator>LibreOffice/7.6.5.2$Windows_X86_64 LibreOffice_project/38d5f62f85355c192ef5f1dd47c5c0c0c6d6598b</meta:generator>
    <meta:document-statistic meta:table-count="3" meta:cell-count="768" meta:object-count="0"/>
  </office:meta>
</office:document-meta>
</file>